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18pt" fo:font-weight="normal" style:font-size-asian="12pt" style:font-weight-asian="normal" style:font-size-complex="12pt" style:font-weight-complex="normal"/>
    </style:style>
    <style:style style:name="P2" style:family="paragraph" style:parent-style-name="Heading_20_1">
      <style:text-properties style:text-line-through-style="solid" style:text-line-through-type="single"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1">
      <style:text-properties style:text-line-through-style="solid" style:text-line-through-type="single" fo:font-size="12pt" fo:font-weight="normal" officeooo:paragraph-rsid="00017b91" style:font-size-asian="12pt" style:font-weight-asian="normal" style:font-size-complex="12pt" style:font-weight-complex="normal"/>
    </style:style>
    <style:style style:name="P4" style:family="paragraph" style:parent-style-name="Heading_20_1">
      <style:text-properties style:text-line-through-style="solid" style:text-line-through-type="single" fo:font-size="12pt" fo:font-weight="normal" officeooo:paragraph-rsid="000bf138" style:font-size-asian="12pt" style:font-weight-asian="normal" style:font-size-complex="12pt" style:font-weight-complex="normal"/>
    </style:style>
    <style:style style:name="P5" style:family="paragraph" style:parent-style-name="Heading_20_1">
      <style:text-properties fo:font-size="12pt" fo:font-weight="normal" officeooo:paragraph-rsid="00017b91" style:font-size-asian="12pt" style:font-weight-asian="normal" style:font-size-complex="12pt" style:font-weight-complex="normal"/>
    </style:style>
    <style:style style:name="P6" style:family="paragraph" style:parent-style-name="Heading_20_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text-properties fo:font-size="12pt" fo:font-weight="normal" officeooo:paragraph-rsid="00017b91" style:font-size-asian="12pt" style:font-weight-asian="normal" style:font-size-complex="12pt" style:font-weight-complex="normal"/>
    </style:style>
    <style:style style:name="P9" style:family="paragraph" style:parent-style-name="Heading_20_2">
      <style:text-properties fo:font-size="12pt" fo:font-weight="normal" officeooo:paragraph-rsid="000deed9" style:font-size-asian="12pt" style:font-weight-asian="normal" style:font-size-complex="12pt" style:font-weight-complex="normal"/>
    </style:style>
    <style:style style:name="P10" style:family="paragraph" style:parent-style-name="Heading_20_2">
      <style:text-properties style:text-line-through-style="solid" style:text-line-through-type="single" fo:font-size="12pt" fo:font-weight="normal" style:font-size-asian="12pt" style:font-weight-asian="normal" style:font-size-complex="12pt" style:font-weight-complex="normal"/>
    </style:style>
    <style:style style:name="P11" style:family="paragraph" style:parent-style-name="Heading_20_2">
      <style:text-properties style:text-line-through-style="solid" style:text-line-through-type="single" fo:font-size="12pt" fo:font-weight="normal" officeooo:paragraph-rsid="00017b91" style:font-size-asian="12pt" style:font-weight-asian="normal" style:font-size-complex="12pt" style:font-weight-complex="normal"/>
    </style:style>
    <style:style style:name="P12" style:family="paragraph" style:parent-style-name="Heading_20_2">
      <style:text-properties fo:color="#c9211e" loext:opacity="100%" fo:font-size="18pt" fo:font-weight="bold" officeooo:paragraph-rsid="000deed9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text-line-through-style="solid" style:text-line-through-type="single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text-line-through-style="solid" style:text-line-through-type="single" fo:font-size="12pt" fo:font-style="normal" fo:font-weight="normal" officeooo:paragraph-rsid="000deed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/>
    </style:style>
    <style:style style:name="T2" style:family="text">
      <style:text-properties fo:font-size="14pt"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size="14pt"/>
    </style:style>
    <style:style style:name="T5" style:family="text">
      <style:text-properties style:text-line-through-style="solid" style:text-line-through-type="single" fo:font-size="14pt" fo:font-style="normal" style:font-style-asian="normal" style:font-style-complex="normal"/>
    </style:style>
    <style:style style:name="T6" style:family="text">
      <style:text-properties style:text-line-through-style="solid" style:text-line-through-type="single" fo:font-size="14pt" fo:font-style="italic" style:font-style-asian="italic" style:font-style-complex="italic"/>
    </style:style>
    <style:style style:name="T7" style:family="text">
      <style:text-properties style:text-line-through-style="solid" style:text-line-through-type="singl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text-line-through-style="none" style:text-line-through-type="none" fo:font-size="14pt"/>
    </style:style>
    <style:style style:name="T12" style:family="text">
      <style:text-properties style:text-line-through-style="none" style:text-line-through-type="none" fo:font-size="18pt" fo:font-style="normal" style:font-style-asian="normal" style:font-style-complex="normal"/>
    </style:style>
    <style:style style:name="T13" style:family="text">
      <style:text-properties style:text-line-through-style="none" style:text-line-through-type="none" fo:font-style="normal" style:font-style-asian="normal" style:font-style-complex="normal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dvanced Natural Language Processing with TensorFlow 2 9781800200937</text:h>
      <text:h text:style-name="P2" text:outline-level="1">Applied Natural Language Processing in the Enterprise 9781492062578</text:h>
      <text:h text:style-name="P2" text:outline-level="1">Applied Natural Language Processing with Python: Implementing Machine Learning and Deep Learning Algorithms for Natural Language 9781484237328, 9781484237335, 1484237323</text:h>
      <text:h text:style-name="P10" text:outline-level="2"><text:span text:style-name="Emphasis"><text:span text:style-name="T2">Building chatbots with Python: using natural language processing and machine learning 9781484240953, 9781484240960, 1484240952</text:span></text:span></text:h>
      <text:h text:style-name="P2" text:outline-level="1"><text:span text:style-name="Emphasis"><text:span text:style-name="T9">Intelligent natural language processing 9783319670553, 9783319670560</text:span></text:span></text:h>
      <text:h text:style-name="P2" text:outline-level="1"><text:span text:style-name="Emphasis"><text:span text:style-name="T9">Learning to Rank for Information Retrieval and Natural Language Processing [2 ed.] 1627055843, 9781627055840</text:span></text:span></text:h>
      <text:h text:style-name="P10" text:outline-level="2"><text:span text:style-name="Emphasis"><text:span text:style-name="T1">Speech and Language Processing An Introduction to Natural Language Processing, Computational Linguistics, and Speech Recognition [3 ed.]</text:span></text:span><text:span text:style-name="Emphasis"><text:span text:style-name="T2">.</text:span></text:span></text:h>
      <text:h text:style-name="P2" text:outline-level="1"><text:span text:style-name="Emphasis"><text:span text:style-name="T9">Natural Language Processing Fundamentals for Developers 1683926579, 9781683926573</text:span></text:span></text:h>
      <text:p text:style-name="P15"><text:span text:style-name="Emphasis"><text:span text:style-name="T8"/></text:span></text:p>
      <text:h text:style-name="P2" text:outline-level="1"><text:soft-page-break/><text:span text:style-name="Emphasis"><text:span text:style-name="T9">Natural Language Processing (Jacob Eisenstein)</text:span></text:span></text:h>
      <text:h text:style-name="Heading_20_2" text:outline-level="2"><text:span text:style-name="Emphasis"><text:span text:style-name="T7">Natural Language Processing in Python: Master Data Science and Machine Learning for spam detection, sentiment analysis, latent semantic analysis, and article spinning 0525780463192</text:span></text:span><text:span text:style-name="T7">.</text:span></text:h>
      <text:h text:style-name="P3" text:outline-level="1">Thai Natural Language Processing: Word Segmentation, Semantic Analysis, and Application 3030562344, 9783030562342</text:h>
      <text:h text:style-name="P11" text:outline-level="2"><text:span text:style-name="Emphasis"><text:span text:style-name="T9">Natural Language Processing with Java 9781788993067</text:span></text:span><text:span text:style-name="T9">.</text:span></text:h>
      <text:h text:style-name="P3" text:outline-level="1">Natural language processing: semantic aspects 9781466584976, 1466584971</text:h>
      <text:h text:style-name="P3" text:outline-level="1">Natural Language Processing 9781108420211, 9781108332873</text:h>
      <text:h text:style-name="P4" text:outline-level="1">Natural Language Processing Recipes: Unlocking Text Data with Machine Learning and Deep Learning Using Python [2 ed.] 1484273508, 9781484273500</text:h>
      <text:h text:style-name="P3" text:outline-level="1">Natural Language Processing Lecture Notes (Columbia CS4705)</text:h>
      <text:h text:style-name="P8" text:outline-level="2"><text:span text:style-name="Emphasis"><text:span text:style-name="T5">Natural Language Processing in Practice 9781617296765, 9781617294631, 9781617296420, 9781617295447, 9781617297267, 9781617299360</text:span></text:span></text:h>
      <text:h text:style-name="P5" text:outline-level="1"><text:span text:style-name="T3">Natural Language Processing with Python Cookbook [1st ed] 9781787283473, 178728347</text:span></text:h>
      <text:h text:style-name="P9" text:outline-level="2"><text:span text:style-name="Emphasis"><text:span text:style-name="T5">Natural Language Processing Recipes: Unlocking Text Data with Machine Learning and Deep Learning using Python [1 ed.] 1484242661, 978-1484242667</text:span></text:span></text:h>
      <text:h text:style-name="P9" text:outline-level="2"><text:span text:style-name="T3">Machine Learning for Natural Language Processing Lecture Notes (Columbia E6998)</text:span></text:h>
      <text:h text:style-name="P9" text:outline-level="2"><text:span text:style-name="T3">Handbook of Latent Semantic Analysis 0805854185, 9780805854183</text:span></text:h>
      <text:h text:style-name="P12" text:outline-level="2"><text:span text:style-name="T13">Handbook of Latent Semantic Analysis 9780805854183, 0805854185, 9781410615343, 1410615340</text:span></text:h>
      <text:h text:style-name="P9" text:outline-level="2"><text:span text:style-name="Emphasis"><text:span text:style-name="T5">Introducing Data Science : Big data, machine learning, and more, using Python tools [1st edition]</text:span></text:span></text:h>
      <text:p text:style-name="P16"/>
      <text:h text:style-name="P3" text:outline-level="1"><text:soft-page-break/>Hands-On Natural Language Processing with Python 178913949X, 9781789139495</text:h>
      <text:h text:style-name="P7" text:outline-level="2"><text:span text:style-name="Emphasis"><text:span text:style-name="T5">The Handbook of Sentiment Analysis in Finance 1910571571, 9781910571576</text:span></text:span><text:span text:style-name="T1">.</text:span></text:h>
      <text:h text:style-name="P2" text:outline-level="1">Representation Learning for Natural Language Processing [1st ed.] 9789811555725, 9789811555732</text:h>
      <text:h text:style-name="P10" text:outline-level="2"><text:span text:style-name="Emphasis"><text:span text:style-name="T1">Learning in Python: Study Data Science and Machine Learning including Modern </text:span></text:span><text:span text:style-name="Emphasis"><text:span text:style-name="T2">Neural Networks produced in Python, Theano, and TensorFlow</text:span></text:span></text:h>
      <text:h text:style-name="P10" text:outline-level="2"><text:span text:style-name="Emphasis"><text:span text:style-name="T1">Python: 3 books in 1 : Python basics for Beginners + Python Automation Techniques And Web Scraping + Python For Data Science And Machine Learning</text:span></text:span></text:h>
      <text:p text:style-name="P15"/>
      <text:h text:style-name="P6" text:outline-level="1"><text:span text:style-name="T3">Python: Python For Data Science And Machine Learning</text:span></text:h>
      <text:h text:style-name="P6" text:outline-level="1">Python for Beginners: Comprehensive Guide to the Basics of Programming, Machine Learning, Data Science and Analysis with Python.</text:h>
      <text:p text:style-name="P14"/>
      <text:h text:style-name="P6" text:outline-level="1">Mathematical Analysis for Machine Learning and Data Mining 9813229683, 9789813229686</text:h>
      <text:h text:style-name="P6" text:outline-level="1">Master Data Science and Data Analysis With Pandas By Arun</text:h>
      <text:h text:style-name="P1" text:outline-level="1">The Accidental Data Scientist: Big Data Applications and Opportunities for Librarians and Information Professionals 9781573877084</text:h>
      <text:h text:style-name="P2" text:outline-level="1">The Handbook of Visual Analysis 0761964770, 9780761964773</text:h>
      <text:h text:style-name="P1" text:outline-level="1">The Data Visualization Workshop [2 edition.] 9781838981488</text:h>
      <text:h text:style-name="P1" text:outline-level="1">Reconceptualising Information Processing for Education [1st ed.] 9789811570506, 9789811570513</text:h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7T15:52:02.065302289</meta:creation-date>
    <dc:date>2021-10-07T22:27:00.762455989</dc:date>
    <meta:editing-duration>PT34S</meta:editing-duration>
    <meta:editing-cycles>1</meta:editing-cycles>
    <meta:document-statistic meta:table-count="0" meta:image-count="0" meta:object-count="0" meta:page-count="3" meta:paragraph-count="36" meta:word-count="414" meta:character-count="3404" meta:non-whitespace-character-count="3026"/>
    <meta:generator>LibreOffice/7.2.1.2$Linux_X86_64 LibreOffice_project/20$Build-2</meta:generator>
  </office:meta>
</office:document-meta>
</file>